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Menlo" svg:font-family="Menlo, Monaco, Consolas, 'Andale Mono', 'lucida console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00%" fo:text-indent="0cm" style:auto-text-indent="false"/>
      <style:text-properties officeooo:paragraph-rsid="0045dfca"/>
    </style:style>
    <style:style style:name="P2" style:family="paragraph" style:parent-style-name="Text_20_body">
      <style:paragraph-properties fo:margin-left="0cm" fo:margin-right="0cm" fo:line-height="100%" fo:text-indent="0cm" style:auto-text-indent="false"/>
      <style:text-properties officeooo:paragraph-rsid="00516762"/>
    </style:style>
    <style:style style:name="P3" style:family="paragraph" style:parent-style-name="Text_20_body">
      <style:paragraph-properties fo:margin-left="0cm" fo:margin-right="0cm" fo:line-height="100%" fo:text-indent="0cm" style:auto-text-indent="false"/>
      <style:text-properties officeooo:paragraph-rsid="00524703"/>
    </style:style>
    <style:style style:name="P4" style:family="paragraph" style:parent-style-name="Text_20_body">
      <style:paragraph-properties fo:margin-left="0cm" fo:margin-right="0cm" fo:line-height="100%" fo:text-indent="0cm" style:auto-text-indent="false"/>
      <style:text-properties officeooo:paragraph-rsid="005b4367"/>
    </style:style>
    <style:style style:name="P5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officeooo:rsid="00524703" officeooo:paragraph-rsid="005c1761" style:font-name-asian="Liberation Serif"/>
    </style:style>
    <style:style style:name="P6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officeooo:rsid="00524703" officeooo:paragraph-rsid="00643020" style:font-name-asian="Liberation Serif"/>
    </style:style>
    <style:style style:name="P7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officeooo:rsid="00524703" officeooo:paragraph-rsid="006d1823" style:font-name-asian="Liberation Serif"/>
    </style:style>
    <style:style style:name="P8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officeooo:rsid="0020adab" officeooo:paragraph-rsid="006d1823" style:font-name-asian="Liberation Serif"/>
    </style:style>
    <style:style style:name="P9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officeooo:paragraph-rsid="00606f26"/>
    </style:style>
    <style:style style:name="P10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officeooo:paragraph-rsid="0060af9d"/>
    </style:style>
    <style:style style:name="P11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officeooo:paragraph-rsid="00656557"/>
    </style:style>
    <style:style style:name="P12" style:family="paragraph" style:parent-style-name="Text_20_body">
      <style:text-properties style:text-position="0% 100%" officeooo:rsid="0020adab" officeooo:paragraph-rsid="00358433"/>
    </style:style>
    <style:style style:name="P13" style:family="paragraph" style:parent-style-name="Text_20_body">
      <style:text-properties style:text-position="0% 100%" officeooo:rsid="0020adab" officeooo:paragraph-rsid="004293e3"/>
    </style:style>
    <style:style style:name="P14" style:family="paragraph" style:parent-style-name="Text_20_body">
      <style:text-properties style:text-position="0% 100%" officeooo:rsid="0020adab" officeooo:paragraph-rsid="007790b1"/>
    </style:style>
    <style:style style:name="P15" style:family="paragraph" style:parent-style-name="Text_20_body">
      <style:text-properties officeooo:paragraph-rsid="002b5208"/>
    </style:style>
    <style:style style:name="P16" style:family="paragraph" style:parent-style-name="Text_20_body">
      <style:text-properties officeooo:paragraph-rsid="00358433"/>
    </style:style>
    <style:style style:name="P17" style:family="paragraph" style:parent-style-name="Text_20_body">
      <style:text-properties officeooo:paragraph-rsid="0040c7db"/>
    </style:style>
    <style:style style:name="P18" style:family="paragraph" style:parent-style-name="Text_20_body">
      <style:text-properties officeooo:paragraph-rsid="0045dfca"/>
    </style:style>
    <style:style style:name="P19" style:family="paragraph" style:parent-style-name="Text_20_body">
      <style:text-properties officeooo:paragraph-rsid="00589750"/>
    </style:style>
    <style:style style:name="P20" style:family="paragraph" style:parent-style-name="Text_20_body">
      <style:paragraph-properties fo:margin-left="1.482cm" fo:margin-right="0cm" fo:line-height="100%" fo:text-indent="0cm" style:auto-text-indent="false"/>
      <style:text-properties officeooo:paragraph-rsid="0045dfca"/>
    </style:style>
    <style:style style:name="P21" style:family="paragraph" style:parent-style-name="Text_20_body">
      <style:paragraph-properties fo:margin-left="1.482cm" fo:margin-right="0cm" fo:line-height="100%" fo:text-indent="0cm" style:auto-text-indent="false"/>
      <style:text-properties style:text-position="0% 100%" officeooo:rsid="004b8605" officeooo:paragraph-rsid="0045dfca"/>
    </style:style>
    <style:style style:name="P22" style:family="paragraph" style:parent-style-name="Heading_20_3">
      <style:text-properties style:text-position="0% 100%" officeooo:rsid="0020adab" officeooo:paragraph-rsid="00453279"/>
    </style:style>
    <style:style style:name="P23" style:family="paragraph" style:parent-style-name="Heading_20_3">
      <style:text-properties officeooo:paragraph-rsid="0045dfca"/>
    </style:style>
    <style:style style:name="P24" style:family="paragraph" style:parent-style-name="Heading_20_3">
      <style:text-properties officeooo:paragraph-rsid="0094fa52"/>
    </style:style>
    <style:style style:name="P25" style:family="paragraph" style:parent-style-name="Heading_20_3">
      <style:paragraph-properties fo:margin-left="0cm" fo:margin-right="0cm" fo:line-height="100%" fo:text-indent="0cm" style:auto-text-indent="false"/>
      <style:text-properties officeooo:paragraph-rsid="005b4367"/>
    </style:style>
    <style:style style:name="P26" style:family="paragraph" style:parent-style-name="Heading_20_3">
      <style:paragraph-properties fo:margin-left="0cm" fo:margin-right="0cm" fo:line-height="100%" fo:text-indent="0cm" style:auto-text-indent="false"/>
      <style:text-properties officeooo:paragraph-rsid="006d1823"/>
    </style:style>
    <style:style style:name="P27" style:family="paragraph" style:parent-style-name="Standard">
      <style:text-properties officeooo:paragraph-rsid="00404071"/>
    </style:style>
    <style:style style:name="P28" style:family="paragraph" style:parent-style-name="Text_20_body">
      <style:text-properties style:text-position="0% 100%" style:font-name="Liberation Serif" officeooo:rsid="0040c7db" officeooo:paragraph-rsid="007790b1" style:font-name-asian="Liberation Serif"/>
    </style:style>
    <style:style style:name="P29" style:family="paragraph" style:parent-style-name="Text_20_body">
      <style:text-properties style:text-position="0% 100%" style:font-name="Liberation Serif" officeooo:rsid="0040c7db" officeooo:paragraph-rsid="00792f3d" style:font-name-asian="Liberation Serif"/>
    </style:style>
    <style:style style:name="P30" style:family="paragraph" style:parent-style-name="Text_20_body">
      <style:text-properties style:text-position="0% 100%" officeooo:rsid="0020adab" officeooo:paragraph-rsid="0094fa52"/>
    </style:style>
    <style:style style:name="P31" style:family="paragraph" style:parent-style-name="Text_20_body">
      <style:text-properties officeooo:paragraph-rsid="007b6b3c"/>
    </style:style>
    <style:style style:name="P32" style:family="paragraph" style:parent-style-name="Text_20_body">
      <style:text-properties officeooo:paragraph-rsid="007e8fb3"/>
    </style:style>
    <style:style style:name="P33" style:family="paragraph" style:parent-style-name="Text_20_body">
      <style:text-properties officeooo:paragraph-rsid="0081ec09"/>
    </style:style>
    <style:style style:name="P34" style:family="paragraph" style:parent-style-name="Text_20_body">
      <style:text-properties officeooo:paragraph-rsid="0087b9bf"/>
    </style:style>
    <style:style style:name="P35" style:family="paragraph" style:parent-style-name="Text_20_body">
      <style:text-properties officeooo:paragraph-rsid="008d2be3"/>
    </style:style>
    <style:style style:name="P36" style:family="paragraph" style:parent-style-name="Text_20_body">
      <style:text-properties officeooo:paragraph-rsid="008e9d31"/>
    </style:style>
    <style:style style:name="P37" style:family="paragraph" style:parent-style-name="Text_20_body">
      <style:text-properties officeooo:paragraph-rsid="00900559"/>
    </style:style>
    <style:style style:name="P38" style:family="paragraph" style:parent-style-name="Text_20_body">
      <style:text-properties officeooo:paragraph-rsid="00934b34"/>
    </style:style>
    <style:style style:name="P39" style:family="paragraph" style:parent-style-name="Text_20_body">
      <style:text-properties officeooo:paragraph-rsid="0094fa52"/>
    </style:style>
    <style:style style:name="P40" style:family="paragraph" style:parent-style-name="Text_20_body">
      <style:text-properties officeooo:paragraph-rsid="00967ffb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style:font-name-asian="Liberation Serif"/>
    </style:style>
    <style:style style:name="T3" style:family="text">
      <style:text-properties style:font-name="Liberation Serif" officeooo:rsid="0040c7db" style:font-name-asian="Liberation Serif"/>
    </style:style>
    <style:style style:name="T4" style:family="text">
      <style:text-properties style:font-name="Liberation Serif" fo:font-size="14.1000003814697pt" fo:font-weight="bold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5" style:family="text">
      <style:text-properties style:font-name="Liberation Serif" fo:font-size="14.1000003814697pt" fo:font-weight="bold" officeooo:rsid="004a0efc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6" style:family="text">
      <style:text-properties style:font-name="Liberation Serif" fo:font-size="14.1000003814697pt" fo:font-weight="bold" officeooo:rsid="002a1a21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7" style:family="text">
      <style:text-properties style:font-name="Liberation Serif" fo:font-size="14.1000003814697pt" fo:font-weight="bold" officeooo:rsid="00453279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8" style:family="text">
      <style:text-properties style:font-name="Liberation Serif" fo:font-size="14.1000003814697pt" fo:font-weight="bold" officeooo:rsid="0045dfca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9" style:family="text">
      <style:text-properties style:text-position="0% 100%" style:font-name="Liberation Serif" fo:font-size="14.1000003814697pt" fo:font-weight="bold" officeooo:rsid="00404071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0" style:family="text">
      <style:text-properties style:text-position="0% 100%" style:font-name="Liberation Serif" fo:font-size="14.1000003814697pt" fo:font-weight="bold" officeooo:rsid="002a1a21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1" style:family="text">
      <style:text-properties style:text-position="0% 100%" style:font-name="Liberation Serif" fo:font-size="14.1000003814697pt" fo:font-weight="bold" officeooo:rsid="0045dfca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2" style:family="text">
      <style:text-properties style:text-position="0% 100%" style:font-name="Liberation Serif" fo:font-size="14.1000003814697pt" fo:font-weight="bold" officeooo:rsid="005b4367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3" style:family="text">
      <style:text-properties style:text-position="0% 100%" style:font-name="Liberation Serif" fo:font-size="14.1000003814697pt" fo:font-weight="bold" officeooo:rsid="0094fa52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4" style:family="text">
      <style:text-properties style:text-position="0% 100%" style:font-name="Liberation Serif" fo:font-size="14.1000003814697pt" fo:font-weight="bold" officeooo:rsid="009622c4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5" style:family="text">
      <style:text-properties style:text-position="0% 100%" style:font-name="Liberation Serif" officeooo:rsid="0020adab" style:font-name-asian="Liberation Serif"/>
    </style:style>
    <style:style style:name="T16" style:family="text">
      <style:text-properties style:text-position="0% 100%" style:font-name="Liberation Serif" officeooo:rsid="0040c7db" style:font-name-asian="Liberation Serif"/>
    </style:style>
    <style:style style:name="T17" style:family="text">
      <style:text-properties style:text-position="0% 100%" style:font-name="Liberation Serif" officeooo:rsid="004c1cf0" style:font-name-asian="Liberation Serif"/>
    </style:style>
    <style:style style:name="T18" style:family="text">
      <style:text-properties style:text-position="0% 100%" style:font-name="Liberation Serif" officeooo:rsid="00477b4e" style:font-name-asian="Liberation Serif"/>
    </style:style>
    <style:style style:name="T19" style:family="text">
      <style:text-properties style:text-position="0% 100%" style:font-name="Liberation Serif" officeooo:rsid="00524703" style:font-name-asian="Liberation Serif"/>
    </style:style>
    <style:style style:name="T20" style:family="text">
      <style:text-properties style:text-position="0% 100%" style:font-name="Liberation Serif" officeooo:rsid="005c1761" style:font-name-asian="Liberation Serif"/>
    </style:style>
    <style:style style:name="T21" style:family="text">
      <style:text-properties style:text-position="0% 100%" style:font-name="Liberation Serif" officeooo:rsid="0020adab"/>
    </style:style>
    <style:style style:name="T22" style:family="text">
      <style:text-properties style:text-position="0% 100%" style:font-name="Liberation Serif" fo:font-size="12pt" officeooo:rsid="00477b4e" style:font-name-asian="Liberation Serif" style:font-size-asian="12pt" style:font-size-complex="12pt"/>
    </style:style>
    <style:style style:name="T23" style:family="text">
      <style:text-properties style:text-position="0% 100%" style:font-name="Liberation Serif" fo:font-size="12pt" officeooo:rsid="00524703" style:font-name-asian="Liberation Serif" style:font-size-asian="12pt" style:font-size-complex="12pt"/>
    </style:style>
    <style:style style:name="T24" style:family="text">
      <style:text-properties style:text-position="0% 100%" style:font-name="Liberation Serif" fo:font-size="12pt" officeooo:rsid="0067590d" style:font-name-asian="Liberation Serif" style:font-size-asian="12pt" style:font-size-complex="12pt"/>
    </style:style>
    <style:style style:name="T25" style:family="text">
      <style:text-properties style:text-position="0% 100%" style:font-name="Liberation Serif" fo:font-size="12pt" officeooo:rsid="00477b4e" style:font-size-asian="12pt" style:font-size-complex="12pt"/>
    </style:style>
    <style:style style:name="T26" style:family="text">
      <style:text-properties style:text-position="0% 100%" officeooo:rsid="0020adab"/>
    </style:style>
    <style:style style:name="T27" style:family="text">
      <style:text-properties style:text-position="0% 100%" officeooo:rsid="00477b4e"/>
    </style:style>
    <style:style style:name="T28" style:family="text">
      <style:text-properties style:text-position="0% 100%" officeooo:rsid="004b8605"/>
    </style:style>
    <style:style style:name="T29" style:family="text">
      <style:text-properties style:text-position="0% 100%" officeooo:rsid="004c1cf0"/>
    </style:style>
    <style:style style:name="T30" style:family="text">
      <style:text-properties style:text-position="0% 100%" officeooo:rsid="004ed4ae"/>
    </style:style>
    <style:style style:name="T31" style:family="text">
      <style:text-properties officeooo:rsid="002fdf64"/>
    </style:style>
    <style:style style:name="T32" style:family="text">
      <style:text-properties officeooo:rsid="003017e5"/>
    </style:style>
    <style:style style:name="T33" style:family="text">
      <style:text-properties officeooo:rsid="0038a65c"/>
    </style:style>
    <style:style style:name="T34" style:family="text">
      <style:text-properties officeooo:rsid="0039769f"/>
    </style:style>
    <style:style style:name="T35" style:family="text">
      <style:text-properties officeooo:rsid="003a60a6"/>
    </style:style>
    <style:style style:name="T36" style:family="text">
      <style:text-properties officeooo:rsid="003c3df2"/>
    </style:style>
    <style:style style:name="T37" style:family="text">
      <style:text-properties officeooo:rsid="003d969e"/>
    </style:style>
    <style:style style:name="T38" style:family="text">
      <style:text-properties officeooo:rsid="003f085f"/>
    </style:style>
    <style:style style:name="T39" style:family="text">
      <style:text-properties officeooo:rsid="003f7c2f"/>
    </style:style>
    <style:style style:name="T40" style:family="text">
      <style:text-properties officeooo:rsid="00477b4e"/>
    </style:style>
    <style:style style:name="T41" style:family="text">
      <style:text-properties officeooo:rsid="0020adab"/>
    </style:style>
    <style:style style:name="T42" style:family="text">
      <style:text-properties officeooo:rsid="005c1761"/>
    </style:style>
    <style:style style:name="T43" style:family="text">
      <style:text-properties fo:color="#000000"/>
    </style:style>
    <style:style style:name="T44" style:family="text">
      <style:text-properties fo:color="#000000" style:text-position="0% 100%" style:font-name="Liberation Serif" fo:font-size="14.1000003814697pt" fo:font-weight="bold" officeooo:rsid="00404071" fo:background-color="#ffffff" loext:char-shading-value="0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45" style:family="text">
      <style:text-properties fo:color="#158466"/>
    </style:style>
    <style:style style:name="T46" style:family="text">
      <style:text-properties fo:font-variant="normal" fo:text-transform="none" fo:color="#191b1f" style:font-name="Menlo" fo:letter-spacing="normal" fo:font-style="normal" fo:font-weight="normal" loext:padding="0cm" loext:border="none"/>
    </style:style>
    <style:style style:name="T47" style:family="text">
      <style:text-properties fo:font-variant="normal" fo:text-transform="none" fo:color="#191b1f" fo:letter-spacing="normal" fo:font-style="normal" fo:font-weight="normal" officeooo:rsid="008d2be3" style:font-name-complex="Liberation Mono" loext:padding="0cm" loext:border="none"/>
    </style:style>
    <style:style style:name="T48" style:family="text">
      <style:text-properties fo:font-variant="normal" fo:text-transform="none" fo:color="#191b1f" style:font-name="Liberation Serif" fo:letter-spacing="normal" fo:font-style="normal" fo:font-weight="normal" loext:padding="0cm" loext:border="none"/>
    </style:style>
    <style:style style:name="T49" style:family="text">
      <style:text-properties fo:font-variant="normal" fo:text-transform="none" fo:color="#191b1f" style:font-name="Liberation Serif" fo:letter-spacing="normal" fo:font-style="normal" fo:font-weight="normal" officeooo:rsid="008d2be3" loext:padding="0cm" loext:border="none"/>
    </style:style>
    <style:style style:name="T50" style:family="text">
      <style:text-properties fo:font-variant="normal" fo:text-transform="none" fo:color="#191b1f" style:font-name="Liberation Serif" fo:letter-spacing="normal" fo:font-style="normal" fo:font-weight="normal" officeooo:rsid="008d2be3" style:font-name-asian="Noto Sans Mono CJK SC" style:font-name-complex="Liberation Mono" loext:padding="0cm" loext:border="none"/>
    </style:style>
    <style:style style:name="T51" style:family="text">
      <style:text-properties fo:font-variant="normal" fo:text-transform="none" fo:color="#191b1f" style:font-name="Liberation Serif" fo:letter-spacing="normal" fo:font-style="normal" fo:font-weight="normal" officeooo:rsid="008d2be3" style:font-name-asian="Liberation Serif" style:font-name-complex="Liberation Mono" loext:padding="0cm" loext:border="none"/>
    </style:style>
    <style:style style:name="T52" style:family="text">
      <style:text-properties fo:font-variant="normal" fo:text-transform="none" fo:color="#191b1f" style:font-name="Liberation Serif" fo:font-size="10.5pt" fo:letter-spacing="normal" fo:font-style="normal" fo:font-weight="normal" officeooo:rsid="008d2be3" style:font-name-asian="Liberation Serif" style:font-size-asian="10.5pt" style:font-name-complex="Liberation Mono" style:font-size-complex="10.5pt" loext:padding="0cm" loext:border="none"/>
    </style:style>
    <style:style style:name="T53" style:family="text">
      <style:text-properties fo:font-variant="normal" fo:text-transform="none" fo:color="#191b1f" style:font-name="Liberation Serif" fo:font-size="12pt" fo:letter-spacing="normal" fo:font-style="normal" fo:font-weight="normal" officeooo:rsid="008d2be3" style:font-name-asian="Liberation Serif" style:font-size-asian="12pt" style:font-name-complex="Liberation Mono" style:font-size-complex="12pt" loext:padding="0cm" loext:border="none"/>
    </style:style>
    <style:style style:name="T54" style:family="text">
      <style:text-properties fo:font-variant="normal" fo:text-transform="none" fo:color="#191b1f" style:text-position="0% 100%" style:font-name="Liberation Serif" fo:font-size="12pt" fo:letter-spacing="normal" fo:font-style="normal" fo:font-weight="normal" officeooo:rsid="0020adab" style:font-name-asian="Liberation Serif" style:font-size-asian="12pt" style:font-name-complex="Liberation Mono" style:font-size-complex="12pt" loext:padding="0cm" loext:border="none"/>
    </style:style>
    <style:style style:name="T55" style:family="text">
      <style:text-properties officeooo:rsid="008d2be3"/>
    </style:style>
    <style:style style:name="T56" style:family="text">
      <style:text-properties officeooo:rsid="0094fa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44">dataclasses库中的dataclass类：</text:span></text:p>
      <text:p text:style-name="P31"><text:s text:c="4"/>• 通过使用装饰器@dataclass，它可以自动生成特殊方法（如__init__() 和 __repr__() ...等方法 ）来简化数据类的创建。</text:p>
      <text:p text:style-name="P33"><text:s text:c="4"/>• 使用例子：</text:p>
      <text:p text:style-name="P33"><text:tab/><text:tab/><text:tab/><text:tab/>from dataclasses import dataclass</text:p>
      <text:p text:style-name="P33"><text:tab/><text:tab/><text:tab/><text:tab/>@dataclass</text:p>
      <text:p text:style-name="P33"><text:tab/><text:tab/><text:tab/><text:tab/>class A:</text:p>
      <text:p text:style-name="P33"><text:tab/><text:tab/><text:tab/><text:tab/> ...</text:p>
      <text:p text:style-name="P34"><text:s text:c="4"/>• 优点：无需定义__init__，然后将值赋给self，dataclass会自动处理。并且使用dataclass以更加易读的方式预先定义了成员属性，我们立即能知道val是int类型，这比一般定义类成员的方式更具可读性。下面是使用和不使用dataclass的对比：</text:p>
      <text:p text:style-name="P34">不使用dataclass：</text:p>
      <text:p text:style-name="P32"><text:tab/><text:tab/><text:tab/><text:tab/>class Number:</text:p>
      <text:p text:style-name="P32"><text:s text:c="2"/><text:tab/><text:tab/><text:tab/><text:tab/>def __init__(self, val):</text:p>
      <text:p text:style-name="P32"><text:s text:c="4"/><text:tab/><text:tab/><text:tab/><text:tab/> <text:s text:c="5"/>self.val = val</text:p>
      <text:p text:style-name="P32">使用dataclass：</text:p>
      <text:p text:style-name="P32"><text:tab/><text:tab/><text:tab/><text:tab/>@dataclass</text:p>
      <text:p text:style-name="P32"><text:tab/><text:tab/><text:tab/><text:tab/>class Number:</text:p>
      <text:p text:style-name="P35"><text:tab/><text:tab/><text:tab/><text:tab/> <text:s text:c="8"/>val:int = <text:span text:style-name="Source_20_Text"><text:span text:style-name="T50">0</text:span></text:span></text:p>
      <text:p text:style-name="P36"><text:span text:style-name="Source_20_Text"><text:span text:style-name="T52"><text:s text:c="4"/>• 优点：自动添加两个数据对象之间的比较：</text:span></text:span></text:p>
      <text:p text:style-name="P37"><text:span text:style-name="Source_20_Text"><text:span text:style-name="T52">不使用</text:span></text:span><text:span text:style-name="Source_20_Text"><text:span text:style-name="T53">dataclass</text:span></text:span><text:span text:style-name="Source_20_Text"><text:span text:style-name="T52">：</text:span></text:span></text:p>
      <text:p text:style-name="P37"><text:span text:style-name="Source_20_Text"><text:span text:style-name="T53"><text:tab/><text:tab/><text:tab/><text:tab/>class Number:</text:span></text:span></text:p>
      <text:p text:style-name="P37"><text:span text:style-name="Source_20_Text"><text:span text:style-name="T53"><text:tab/><text:tab/><text:tab/><text:tab/> <text:s text:c="6"/>def __init__( self, val = 0):</text:span></text:span></text:p>
      <text:p text:style-name="P37"><text:span text:style-name="Source_20_Text"><text:span text:style-name="T53"><text:s text:c="5"/><text:tab/><text:tab/><text:tab/><text:tab/> <text:s text:c="6"/>self.val = val</text:span></text:span></text:p>
      <text:p text:style-name="P37"><text:span text:style-name="Source_20_Text"><text:span text:style-name="T53"><text:s text:c="3"/><text:tab/><text:tab/><text:tab/><text:tab/> def __eq__(self, other):</text:span></text:span></text:p>
      <text:p text:style-name="P37"><text:span text:style-name="Source_20_Text"><text:span text:style-name="T53"><text:s text:c="6"/><text:tab/><text:tab/><text:tab/><text:tab/> <text:s text:c="6"/>return self.val == other.val</text:span></text:span></text:p>
      <text:p text:style-name="P37"><text:span text:style-name="Source_20_Text"><text:span text:style-name="T53"><text:s text:c="3"/><text:tab/><text:tab/><text:tab/><text:tab/> def __lt__(self, other):</text:span></text:span></text:p>
      <text:p text:style-name="P37"><text:span text:style-name="Source_20_Text"><text:span text:style-name="T53"><text:s text:c="4"/><text:tab/><text:tab/><text:tab/><text:tab/> <text:s text:c="6"/>return self.val &lt; other.val</text:span></text:span></text:p>
      <text:p text:style-name="P38"><text:span text:style-name="Source_20_Text"><text:span text:style-name="T52">使用</text:span></text:span><text:span text:style-name="Source_20_Text"><text:span text:style-name="T53">dataclass：</text:span></text:span></text:p>
      <text:p text:style-name="P38"><text:span text:style-name="Source_20_Text"><text:span text:style-name="T53"><text:tab/><text:tab/><text:tab/><text:tab/>@dataclass(order = True)</text:span></text:span></text:p>
      <text:p text:style-name="P38"><text:soft-page-break/><text:span text:style-name="Source_20_Text"><text:span text:style-name="T53"><text:tab/><text:tab/><text:tab/><text:tab/>class Number:</text:span></text:span></text:p>
      <text:p text:style-name="P38"><text:span text:style-name="Source_20_Text"><text:span text:style-name="T53"><text:s text:c="2"/><text:tab/><text:tab/><text:tab/><text:tab/> <text:s text:c="8"/>val: int = 0</text:span></text:span></text:p>
      <text:h text:style-name="P24" text:outline-level="3"><text:span text:style-name="T13">tyro</text:span><text:span text:style-name="T14">库</text:span><text:span text:style-name="T15">：</text:span></text:h>
      <text:p text:style-name="P39"><text:span text:style-name="T15"><text:s text:c="4"/>• </text:span><text:span text:style-name="T16">tyro库是一个比argparse更好用的命令行解析库。</text:span></text:p>
      <text:p text:style-name="P40"><text:span text:style-name="T15"><text:s text:c="4"/>• 使用例子</text:span><text:span text:style-name="T16">：</text:span></text:p>
      <text:p text:style-name="P38"><text:span text:style-name="Source_20_Text"><text:span text:style-name="T53"><text:tab/><text:tab/><text:tab/><text:tab/>from dataclasses import dataclass</text:span></text:span></text:p>
      <text:p text:style-name="P38"><text:span text:style-name="Source_20_Text"><text:span text:style-name="T53"><text:tab/><text:tab/><text:tab/><text:tab/>import tyro</text:span></text:span></text:p>
      <text:p text:style-name="P38"><text:span text:style-name="Source_20_Text"><text:span text:style-name="T53"><text:tab/><text:tab/><text:tab/><text:tab/>@dataclass</text:span></text:span></text:p>
      <text:p text:style-name="P38"><text:span text:style-name="Source_20_Text"><text:span text:style-name="T53"><text:tab/><text:tab/><text:tab/><text:tab/>class Args:</text:span></text:span></text:p>
      <text:p text:style-name="P38"><text:span text:style-name="Source_20_Text"><text:span text:style-name="T53"><text:s text:c="2"/><text:tab/><text:tab/><text:tab/><text:tab/> <text:s text:c="7"/>a: int</text:span></text:span></text:p>
      <text:p text:style-name="P38"><text:span text:style-name="Source_20_Text"><text:span text:style-name="T53"><text:s text:c="4"/><text:tab/><text:tab/><text:tab/><text:tab/> <text:s text:c="7"/>b: int = 3</text:span></text:span></text:p>
      <text:p text:style-name="P38"><text:span text:style-name="Source_20_Text"><text:span text:style-name="T53"><text:tab/><text:tab/><text:tab/><text:tab/>args = tyro.cli(Args)</text:span></text:span></text:p>
      <text:p text:style-name="P38"><text:span text:style-name="Source_20_Text"><text:span text:style-name="T53"><text:tab/><text:tab/><text:tab/><text:tab/>print(args.a + args.b)</text:span></text:span></text:p>
      <text:h text:style-name="P22" text:outline-level="3"><text:span text:style-name="T4">Hydra</text:span><text:span text:style-name="T7">库</text:span><text:span text:style-name="T2">：</text:span></text:h>
      <text:p text:style-name="P14"><text:span text:style-name="T2"><text:s text:c="4"/>• 例子</text:span><text:span text:style-name="T3">：</text:span></text:p>
      <text:p text:style-name="P28"><text:tab/><text:tab/>import hydra</text:p>
      <text:p text:style-name="P28"><text:tab/><text:tab/>from omegaconf import DictConfig, OmegaConf</text:p>
      <text:p text:style-name="P28"/>
      <text:p text:style-name="P28"><text:tab/><text:tab/>@hydra.main(version_base=None, config_path="conf", config_name="config")</text:p>
      <text:p text:style-name="P28"><text:tab/><text:tab/>def my_app(cfg : DictConfig) -&gt; None:</text:p>
      <text:p text:style-name="P28"><text:tab/><text:tab/> <text:s text:c="5"/>print(OmegaConf.to_yaml(cfg))</text:p>
      <text:p text:style-name="P28"/>
      <text:p text:style-name="P28"><text:tab/><text:tab/>if __name__ == "__main__":</text:p>
      <text:p text:style-name="P28"><text:s text:c="2"/><text:tab/><text:tab/> <text:s text:c="3"/>my_app()</text:p>
      <text:p text:style-name="P29"><text:s text:c="4"/>• 这段程序最终输出的是 ./conf/config.yaml 文件中的配置信息。</text:p>
      <text:h text:style-name="P23" text:outline-level="3"><text:span text:style-name="T6">函数装饰</text:span><text:span text:style-name="T8">器</text:span><text:span text:style-name="T2">：</text:span></text:h>
      <text:p text:style-name="P18"><text:span text:style-name="T26"><text:s text:c="4"/>• </text:span><text:span text:style-name="T27">@标识符：@</text:span><text:span text:style-name="T28">放在一个函数开始定义的地方，它就像一顶帽子一样戴在这个函数的头上</text:span><text:span text:style-name="T30">，</text:span><text:span text:style-name="T28">和这个函数绑定在一起。在我们调用这个函数的时候，第一件事并不是执行这个函数，而是将这个函数做为参数传入它头顶上这顶帽子，这顶帽子我们称之为装饰函数或装饰器。</text:span></text:p>
      <text:p text:style-name="P18"><text:soft-page-break/><text:span text:style-name="T28">例子</text:span><text:span text:style-name="T29">：</text:span></text:p>
      <text:p text:style-name="P21">def my_decorator(func):</text:p>
      <text:p text:style-name="P21"><text:s text:c="6"/>def wrapper():</text:p>
      <text:p text:style-name="P21"><text:s text:c="13"/>print('wrapper of decorator')</text:p>
      <text:p text:style-name="P21"><text:s text:c="13"/>func()</text:p>
      <text:p text:style-name="P21"><text:s text:c="6"/>return wrapper</text:p>
      <text:p text:style-name="P21">@my_decorator</text:p>
      <text:p text:style-name="P21">def greet():</text:p>
      <text:p text:style-name="P21"><text:s text:c="6"/>print('hello world')</text:p>
      <text:p text:style-name="P21"/>
      <text:p text:style-name="P21">greet()</text:p>
      <text:p text:style-name="P1"><text:span text:style-name="T28">输出</text:span><text:span text:style-name="T29">：</text:span></text:p>
      <text:p text:style-name="P21">wrapper of decorator</text:p>
      <text:p text:style-name="P20"><text:span text:style-name="T28">hello w</text:span><text:span text:style-name="T29">orld</text:span></text:p>
      <text:h text:style-name="P26" text:outline-level="3"><text:span text:style-name="T12">读取yaml文件</text:span><text:span text:style-name="T17">：</text:span></text:h>
      <text:p text:style-name="P8"><text:s text:c="4"/>• 使用方法：</text:p>
      <text:p text:style-name="P7"><text:tab/><text:tab/><text:tab/><text:tab/><text:tab/># coding=utf-8</text:p>
      <text:p text:style-name="P7"><text:tab/><text:tab/><text:tab/><text:tab/><text:tab/><text:span text:style-name="T45">import yaml</text:span></text:p>
      <text:p text:style-name="P7"><text:tab/><text:tab/><text:tab/><text:tab/><text:tab/>def read_yaml(file_path):</text:p>
      <text:p text:style-name="P7"><text:s text:c="2"/><text:tab/><text:tab/><text:tab/><text:tab/><text:tab/> <text:s text:c="5"/>with open(file_path, "r") as f:</text:p>
      <text:p text:style-name="P7"><text:s text:c="3"/><text:tab/><text:tab/><text:tab/><text:tab/><text:tab/> <text:s text:c="12"/>return <text:span text:style-name="T45">yaml.safe_load</text:span>(f)</text:p>
      <text:p text:style-name="P7"><text:tab/><text:tab/><text:tab/><text:tab/><text:tab/>data = <text:span text:style-name="T43">read_yaml</text:span>("test.yaml")</text:p>
      <text:p text:style-name="P7"><text:tab/><text:tab/><text:tab/><text:tab/><text:tab/>print(data) <text:s/># {'age': 45, 'name': 'zhangsan'}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Menlo" svg:font-family="Menlo, Monaco, Consolas, 'Andale Mono', 'lucida console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9:44.855852960</meta:creation-date>
    <dc:date>2024-04-30T15:33:00.241330895</dc:date>
    <meta:editing-duration>PT9H18M14S</meta:editing-duration>
    <meta:editing-cycles>126</meta:editing-cycles>
    <meta:generator>LibreOffice/6.4.7.2$Linux_X86_64 LibreOffice_project/40$Build-2</meta:generator>
    <meta:document-statistic meta:table-count="0" meta:image-count="0" meta:object-count="0" meta:page-count="3" meta:paragraph-count="74" meta:word-count="525" meta:character-count="1987" meta:non-whitespace-character-count="1494"/>
  </office:meta>
</office:document-meta>
</file>